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商品1</text:p>
          </table:table-cell>
          <table:table-cell office:value-type="float" office:value="2380" calcext:value-type="float">
            <text:p>238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table:formula="of:=[.C1]*[.D1]" office:value-type="float" office:value="2400000" calcext:value-type="float">
            <text:p>2400000</text:p>
          </table:table-cell>
          <table:table-cell table:formula="of:=[.C1]-[.B1]" office:value-type="float" office:value="21620" calcext:value-type="float">
            <text:p>21620</text:p>
          </table:table-cell>
          <table:table-cell/>
          <table:table-cell table:formula="of:=[.E1]/[.E7]" office:value-type="float" office:value="0.438756855575868" calcext:value-type="float">
            <text:p>0.438756855575868</text:p>
          </table:table-cell>
          <table:table-cell table:formula="of:=[.H1]" office:value-type="float" office:value="0.438756855575868" calcext:value-type="float">
            <text:p>0.438756855575868</text:p>
          </table:table-cell>
          <table:table-cell/>
          <table:table-cell table:formula="of:=[.F1]/[.$F7]" office:value-type="float" office:value="0.505140186915888" calcext:value-type="float">
            <text:p>0.505140186915888</text:p>
          </table:table-cell>
          <table:table-cell table:formula="of:=[.K1]" office:value-type="float" office:value="0.505140186915888" calcext:value-type="float">
            <text:p>0.505140186915888</text:p>
          </table:table-cell>
        </table:table-row>
        <table:table-row table:style-name="ro1">
          <table:table-cell office:value-type="string" calcext:value-type="string">
            <text:p>商品2</text:p>
          </table:table-cell>
          <table:table-cell office:value-type="float" office:value="2380" calcext:value-type="float">
            <text:p>2380</text:p>
          </table:table-cell>
          <table:table-cell office:value-type="float" office:value="12000" calcext:value-type="float">
            <text:p>12000</text:p>
          </table:table-cell>
          <table:table-cell office:value-type="float" office:value="100" calcext:value-type="float">
            <text:p>100</text:p>
          </table:table-cell>
          <table:table-cell table:formula="of:=[.C2]*[.D2]" office:value-type="float" office:value="1200000" calcext:value-type="float">
            <text:p>1200000</text:p>
          </table:table-cell>
          <table:table-cell table:formula="of:=[.C2]-[.B2]" office:value-type="float" office:value="9620" calcext:value-type="float">
            <text:p>9620</text:p>
          </table:table-cell>
          <table:table-cell/>
          <table:table-cell table:formula="of:=[.E2]/[.E7]" office:value-type="float" office:value="0.219378427787934" calcext:value-type="float">
            <text:p>0.219378427787934</text:p>
          </table:table-cell>
          <table:table-cell table:formula="of:=[.I1]+[.H2]" office:value-type="float" office:value="0.658135283363803" calcext:value-type="float">
            <text:p>0.658135283363803</text:p>
          </table:table-cell>
          <table:table-cell/>
          <table:table-cell table:formula="of:=[.F2]/[.$F7]" office:value-type="float" office:value="0.224766355140187" calcext:value-type="float">
            <text:p>0.224766355140187</text:p>
          </table:table-cell>
          <table:table-cell table:formula="of:=[.L1]+[.K2]" office:value-type="float" office:value="0.729906542056075" calcext:value-type="float">
            <text:p>0.729906542056075</text:p>
          </table:table-cell>
        </table:table-row>
        <table:table-row table:style-name="ro1">
          <table:table-cell office:value-type="string" calcext:value-type="string">
            <text:p>商品3</text:p>
          </table:table-cell>
          <table:table-cell office:value-type="float" office:value="2380" calcext:value-type="float">
            <text:p>238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[.C3]*[.D3]" office:value-type="float" office:value="1000000" calcext:value-type="float">
            <text:p>1000000</text:p>
          </table:table-cell>
          <table:table-cell table:formula="of:=[.C3]-[.B3]" office:value-type="float" office:value="7620" calcext:value-type="float">
            <text:p>7620</text:p>
          </table:table-cell>
          <table:table-cell/>
          <table:table-cell table:formula="of:=[.E3]/[.E7]" office:value-type="float" office:value="0.182815356489945" calcext:value-type="float">
            <text:p>0.182815356489945</text:p>
          </table:table-cell>
          <table:table-cell table:formula="of:=[.I2]+[.H3]" office:value-type="float" office:value="0.840950639853748" calcext:value-type="float">
            <text:p>0.840950639853748</text:p>
          </table:table-cell>
          <table:table-cell/>
          <table:table-cell table:formula="of:=[.F3]/[.$F7]" office:value-type="float" office:value="0.17803738317757" calcext:value-type="float">
            <text:p>0.17803738317757</text:p>
          </table:table-cell>
          <table:table-cell table:formula="of:=[.L2]+[.K3]" office:value-type="float" office:value="0.907943925233645" calcext:value-type="float">
            <text:p>0.907943925233645</text:p>
          </table:table-cell>
        </table:table-row>
        <table:table-row table:style-name="ro1">
          <table:table-cell office:value-type="string" calcext:value-type="string">
            <text:p>商品4</text:p>
          </table:table-cell>
          <table:table-cell office:value-type="float" office:value="2380" calcext:value-type="float">
            <text:p>2380</text:p>
          </table:table-cell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formula="of:=[.C4]*[.D4]" office:value-type="float" office:value="600000" calcext:value-type="float">
            <text:p>600000</text:p>
          </table:table-cell>
          <table:table-cell table:formula="of:=[.C4]-[.B4]" office:value-type="float" office:value="3620" calcext:value-type="float">
            <text:p>3620</text:p>
          </table:table-cell>
          <table:table-cell/>
          <table:table-cell table:formula="of:=[.E4]/[.E7]" office:value-type="float" office:value="0.109689213893967" calcext:value-type="float">
            <text:p>0.109689213893967</text:p>
          </table:table-cell>
          <table:table-cell table:formula="of:=[.I3]+[.H4]" office:value-type="float" office:value="0.950639853747715" calcext:value-type="float">
            <text:p>0.950639853747715</text:p>
          </table:table-cell>
          <table:table-cell/>
          <table:table-cell table:formula="of:=[.F4]/[.$F7]" office:value-type="float" office:value="0.0845794392523364" calcext:value-type="float">
            <text:p>0.084579439252337</text:p>
          </table:table-cell>
          <table:table-cell table:formula="of:=[.L3]+[.K4]" office:value-type="float" office:value="0.992523364485981" calcext:value-type="float">
            <text:p>0.992523364485981</text:p>
          </table:table-cell>
        </table:table-row>
        <table:table-row table:style-name="ro1">
          <table:table-cell office:value-type="string" calcext:value-type="string">
            <text:p>商品5</text:p>
          </table:table-cell>
          <table:table-cell office:value-type="float" office:value="2380" calcext:value-type="float">
            <text:p>2380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table:formula="of:=[.C5]*[.D5]" office:value-type="float" office:value="270000" calcext:value-type="float">
            <text:p>270000</text:p>
          </table:table-cell>
          <table:table-cell table:formula="of:=[.C5]-[.B5]" office:value-type="float" office:value="320" calcext:value-type="float">
            <text:p>320</text:p>
          </table:table-cell>
          <table:table-cell/>
          <table:table-cell table:formula="of:=[.E5]/[.E7]" office:value-type="float" office:value="0.0493601462522852" calcext:value-type="float">
            <text:p>0.049360146252285</text:p>
          </table:table-cell>
          <table:table-cell table:formula="of:=[.I4]+[.H5]" office:value-type="float" office:value="1" calcext:value-type="float">
            <text:p>1</text:p>
          </table:table-cell>
          <table:table-cell/>
          <table:table-cell table:formula="of:=[.F5]/[.$F7]" office:value-type="float" office:value="0.00747663551401869" calcext:value-type="float">
            <text:p>0.007476635514019</text:p>
          </table:table-cell>
          <table:table-cell table:formula="of:=[.L4]+[.K5]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formula="of:=SUM([.E1:.E5])" office:value-type="float" office:value="5470000" calcext:value-type="float">
            <text:p>5470000</text:p>
          </table:table-cell>
          <table:table-cell table:formula="of:=SUM([.F1:.F5])" office:value-type="float" office:value="42800" calcext:value-type="float">
            <text:p>428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VL Pゴシック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01T14:51:21.000773996</meta:creation-date>
    <dc:date>2024-12-01T15:27:17.081467553</dc:date>
    <meta:editing-duration>PT3M29S</meta:editing-duration>
    <meta:editing-cycles>1</meta:editing-cycles>
    <meta:document-statistic meta:table-count="1" meta:cell-count="52" meta:object-count="0"/>
    <meta:generator>LibreOffice/5.2.5.1$Linux_X86_64 LibreOffice_project/0312e1a284a7d50ca85a365c316c7abbf20a4d22</meta:generator>
  </office:meta>
</office:document-meta>
</file>